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text-properties style:font-name="arial" fo:font-weight="normal" style:font-weight-asian="normal" style:font-weight-complex="normal"/>
    </style:style>
    <style:style style:name="P5" style:family="paragraph" style:parent-style-name="UrbanBody">
      <style:text-properties style:text-line-through-style="none" style:text-line-through-type="none" style:font-name="arial"/>
    </style:style>
    <style:style style:name="P6" style:family="paragraph" style:parent-style-name="UrbanTitle">
      <style:text-properties style:font-name="arial" style:text-underline-style="non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3936902666848" text:id="ct939369026668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3936916275200" text:id="ct9393691627520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3936925793280" text:id="ct939369257932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/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<text:span text:style-name="T6">do text if not len(self.getApplicants()) &gt; 1 and not len(self.getParcels()) &gt; 1</text:span></text:p></office:annotation>propriétaire de la parcelle (terrain ou bâtiment), située:</text:p>
      <text:p text:style-name="P3"><office:annotation><dc:creator>Gauthier Bastien</dc:creator><dc:date>2011-02-21T10:12:18</dc:date><text:p text:style-name="P7"><text:span text:style-name="T5">do text if not len(self.getApplicants()) &gt; 1 and len(self.getParcels()) &gt; 1</text:span></text:p></office:annotation>propriétaire des parcelles (terrain ou bâtiment), situées:</text:p>
      <text:p text:style-name="P3"><office:annotation><dc:creator>Gauthier Bastien</dc:creator><dc:date>2011-02-21T10:12:52</dc:date><text:p text:style-name="P7"><text:span text:style-name="T5">do text if len(self.getApplicants()) &gt; 1 and not len(self.getParcels()) &gt; 1</text:span></text:p></office:annotation>propriétaires de la parcelle (terrain ou bâtiment), située:</text:p>
      <text:p text:style-name="P3"><office:annotation><dc:creator>Gauthier Bastien</dc:creator><dc:date>2011-02-21T10:13:04</dc:date><text:p text:style-name="P7"><text:span text:style-name="T5">do text if len(self.getApplicants()) &gt; 1 and len(self.getParcels()) &gt; 1</text:span></text:p></office:annotation>propriétaires des parcelles (terrain ou bâtiment), situées:</text:p>
      <text:p text:style-name="P3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self.getPortionOutsText()</text:text-input></text:p>
      <text:p text:style-name="P3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self.getPortionOutsText()</text:text-input></text:p>
      <text:p text:style-name="P4"><text:span text:style-name="T4"><office:annotation><dc:creator>Gauthier Bastien</dc:creator><dc:date>2011-02-21T10:13:40</dc:date><text:p text:style-name="P7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3936902666848"/>self.displayValue(self.getFoldermanagers()[0].Vocabulary('grade')[0], self.getFoldermanagers()[0].getGrade())<text:change-end text:change-id="ct93936902666848"/></text:p>
      <text:p text:style-name="P3"><text:tab/><text:tab/><text:tab/><text:tab/><text:tab/><text:tab/><text:tab/><text:change-start text:change-id="ct93936916275200"/>self.getFoldermanagers()[0].getName2()<text:change-end text:change-id="ct93936916275200"/> <text:change-start text:change-id="ct93936925793280"/>self.getFoldermanagers()[0].getName1()<text:change-end text:change-id="ct939369257932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45.073516491</dc:date>
    <dc:language>fr-FR</dc:language>
    <meta:editing-cycles>90</meta:editing-cycles>
    <meta:editing-duration>PT12H29M44S</meta:editing-duration>
    <meta:document-statistic meta:table-count="0" meta:image-count="0" meta:object-count="0" meta:page-count="1" meta:paragraph-count="15" meta:word-count="122" meta:character-count="1164" meta:non-whitespace-character-count="1073"/>
    <meta:user-defined meta:name="Info 1"/>
    <meta:user-defined meta:name="Info 2"/>
    <meta:user-defined meta:name="Info 3"/>
    <meta:user-defined meta:name="Info 4"/>
  </office:meta>
</office:document-meta>
</file>